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DLA+HelveticaLTStd-Roman" svg:font-family="DOMDLA+HelveticaLTStd-Roman" style:font-family-generic="swiss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929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5744in"/>
    </style:style>
    <style:style style:name="co8" style:family="table-column">
      <style:table-column-properties fo:break-before="auto" style:column-width="0.4236in"/>
    </style:style>
    <style:style style:name="co9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position="" style:font-name="DOMDLA+HelveticaLTStd-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OMDLA+HelveticaLTStd-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 style:data-style-name="N120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ce6"/>
        <table:table-row table:style-name="ro1">
          <table:table-cell table:formula="of:=[Sheet2.B1]&amp;&quot;uF&quot;" office:value-type="string" office:string-value="100uF">
            <text:p>100uF</text:p>
          </table:table-cell>
          <table:table-cell table:formula="of:=[Sheet2.A1]&amp;&quot;V&quot;" office:value-type="string" office:string-value="2.5V">
            <text:p>2.5V</text:p>
          </table:table-cell>
          <table:table-cell table:formula="of:=[Sheet2.C1]" office:value-type="string" office:string-value="2SEPC100MZ">
            <text:p>2SEPC100MZ</text:p>
          </table:table-cell>
          <table:table-cell table:formula="of:=[Sheet2.E1]" office:value-type="string" office:string-value="RCY-080P">
            <text:p>RCY-080P</text:p>
          </table:table-cell>
        </table:table-row>
        <table:table-row table:style-name="ro1">
          <table:table-cell table:formula="of:=[Sheet2.B2]&amp;&quot;uF&quot;" office:value-type="string" office:string-value="330uF">
            <text:p>330uF</text:p>
          </table:table-cell>
          <table:table-cell table:formula="of:=[Sheet2.A2]&amp;&quot;V&quot;" office:value-type="string" office:string-value="2.5V">
            <text:p>2.5V</text:p>
          </table:table-cell>
          <table:table-cell table:formula="of:=[Sheet2.C2]" office:value-type="string" office:string-value="2SEPC330MZ">
            <text:p>2SEPC330MZ</text:p>
          </table:table-cell>
          <table:table-cell table:formula="of:=[Sheet2.E2]" office:value-type="string" office:string-value="RCY-080P">
            <text:p>RCY-080P</text:p>
          </table:table-cell>
        </table:table-row>
        <table:table-row table:style-name="ro1">
          <table:table-cell table:formula="of:=[Sheet2.B3]&amp;&quot;uF&quot;" office:value-type="string" office:string-value="390uF">
            <text:p>390uF</text:p>
          </table:table-cell>
          <table:table-cell table:formula="of:=[Sheet2.A3]&amp;&quot;V&quot;" office:value-type="string" office:string-value="2.5V">
            <text:p>2.5V</text:p>
          </table:table-cell>
          <table:table-cell table:formula="of:=[Sheet2.C3]" office:value-type="string" office:string-value="2SEPC390M">
            <text:p>2SEPC390M</text:p>
          </table:table-cell>
          <table:table-cell table:formula="of:=[Sheet2.E3]" office:value-type="string" office:string-value="RCY-100P">
            <text:p>RCY-100P</text:p>
          </table:table-cell>
        </table:table-row>
        <table:table-row table:style-name="ro1">
          <table:table-cell table:formula="of:=[Sheet2.B4]&amp;&quot;uF&quot;" office:value-type="string" office:string-value="470uF">
            <text:p>470uF</text:p>
          </table:table-cell>
          <table:table-cell table:formula="of:=[Sheet2.A4]&amp;&quot;V&quot;" office:value-type="string" office:string-value="2.5V">
            <text:p>2.5V</text:p>
          </table:table-cell>
          <table:table-cell table:formula="of:=[Sheet2.C4]" office:value-type="string" office:string-value="2SEPC470MZ">
            <text:p>2SEPC470MZ</text:p>
          </table:table-cell>
          <table:table-cell table:formula="of:=[Sheet2.E4]" office:value-type="string" office:string-value="RCY-080P">
            <text:p>RCY-080P</text:p>
          </table:table-cell>
        </table:table-row>
        <table:table-row table:style-name="ro1">
          <table:table-cell table:formula="of:=[Sheet2.B5]&amp;&quot;uF&quot;" office:value-type="string" office:string-value="560uF">
            <text:p>560uF</text:p>
          </table:table-cell>
          <table:table-cell table:formula="of:=[Sheet2.A5]&amp;&quot;V&quot;" office:value-type="string" office:string-value="2.5V">
            <text:p>2.5V</text:p>
          </table:table-cell>
          <table:table-cell table:formula="of:=[Sheet2.C5]" office:value-type="string" office:string-value="2SEPC560MZ">
            <text:p>2SEPC560MZ</text:p>
          </table:table-cell>
          <table:table-cell table:formula="of:=[Sheet2.E5]" office:value-type="string" office:string-value="RCY-080P">
            <text:p>RCY-080P</text:p>
          </table:table-cell>
        </table:table-row>
        <table:table-row table:style-name="ro1">
          <table:table-cell table:formula="of:=[Sheet2.B6]&amp;&quot;uF&quot;" office:value-type="string" office:string-value="560uF">
            <text:p>560uF</text:p>
          </table:table-cell>
          <table:table-cell table:formula="of:=[Sheet2.A6]&amp;&quot;V&quot;" office:value-type="string" office:string-value="2.5V">
            <text:p>2.5V</text:p>
          </table:table-cell>
          <table:table-cell table:formula="of:=[Sheet2.C6]" office:value-type="string" office:string-value="2SEPC560M">
            <text:p>2SEPC560M</text:p>
          </table:table-cell>
          <table:table-cell table:formula="of:=[Sheet2.E6]" office:value-type="string" office:string-value="RCY-100P">
            <text:p>RCY-100P</text:p>
          </table:table-cell>
        </table:table-row>
        <table:table-row table:style-name="ro1">
          <table:table-cell table:formula="of:=[Sheet2.B7]&amp;&quot;uF&quot;" office:value-type="string" office:string-value="560uF">
            <text:p>560uF</text:p>
          </table:table-cell>
          <table:table-cell table:formula="of:=[Sheet2.A7]&amp;&quot;V&quot;" office:value-type="string" office:string-value="2.5V">
            <text:p>2.5V</text:p>
          </table:table-cell>
          <table:table-cell table:formula="of:=[Sheet2.C7]" office:value-type="string" office:string-value="2SEPC560MW">
            <text:p>2SEPC560MW</text:p>
          </table:table-cell>
          <table:table-cell table:formula="of:=[Sheet2.E7]" office:value-type="string" office:string-value="RCY-100P">
            <text:p>RCY-100P</text:p>
          </table:table-cell>
        </table:table-row>
        <table:table-row table:style-name="ro1">
          <table:table-cell table:formula="of:=[Sheet2.B8]&amp;&quot;uF&quot;" office:value-type="string" office:string-value="560uF">
            <text:p>560uF</text:p>
          </table:table-cell>
          <table:table-cell table:formula="of:=[Sheet2.A8]&amp;&quot;V&quot;" office:value-type="string" office:string-value="2.5V">
            <text:p>2.5V</text:p>
          </table:table-cell>
          <table:table-cell table:formula="of:=[Sheet2.C8]" office:value-type="string" office:string-value="2SEPC560MX">
            <text:p>2SEPC560MX</text:p>
          </table:table-cell>
          <table:table-cell table:formula="of:=[Sheet2.E8]" office:value-type="string" office:string-value="RCY-150P">
            <text:p>RCY-150P</text:p>
          </table:table-cell>
        </table:table-row>
        <table:table-row table:style-name="ro1">
          <table:table-cell table:formula="of:=[Sheet2.B9]&amp;&quot;uF&quot;" office:value-type="string" office:string-value="820uF">
            <text:p>820uF</text:p>
          </table:table-cell>
          <table:table-cell table:formula="of:=[Sheet2.A9]&amp;&quot;V&quot;" office:value-type="string" office:string-value="2.5V">
            <text:p>2.5V</text:p>
          </table:table-cell>
          <table:table-cell table:formula="of:=[Sheet2.C9]" office:value-type="string" office:string-value="2SEPC820MW">
            <text:p>2SEPC820MW</text:p>
          </table:table-cell>
          <table:table-cell table:formula="of:=[Sheet2.E9]" office:value-type="string" office:string-value="RCY-100P">
            <text:p>RCY-100P</text:p>
          </table:table-cell>
        </table:table-row>
        <table:table-row table:style-name="ro1">
          <table:table-cell table:formula="of:=[Sheet2.B10]&amp;&quot;uF&quot;" office:value-type="string" office:string-value="820uF">
            <text:p>820uF</text:p>
          </table:table-cell>
          <table:table-cell table:formula="of:=[Sheet2.A10]&amp;&quot;V&quot;" office:value-type="string" office:string-value="2.5V">
            <text:p>2.5V</text:p>
          </table:table-cell>
          <table:table-cell table:formula="of:=[Sheet2.C10]" office:value-type="string" office:string-value="2SEPC820MD">
            <text:p>2SEPC820MD</text:p>
          </table:table-cell>
          <table:table-cell table:formula="of:=[Sheet2.E10]" office:value-type="string" office:string-value="RCY-150P">
            <text:p>RCY-150P</text:p>
          </table:table-cell>
        </table:table-row>
        <table:table-row table:style-name="ro1">
          <table:table-cell table:formula="of:=[Sheet2.B11]&amp;&quot;uF&quot;" office:value-type="string" office:string-value="820uF">
            <text:p>820uF</text:p>
          </table:table-cell>
          <table:table-cell table:formula="of:=[Sheet2.A11]&amp;&quot;V&quot;" office:value-type="string" office:string-value="2.5V">
            <text:p>2.5V</text:p>
          </table:table-cell>
          <table:table-cell table:formula="of:=[Sheet2.C11]" office:value-type="string" office:string-value="2SEPC820MX">
            <text:p>2SEPC820MX</text:p>
          </table:table-cell>
          <table:table-cell table:formula="of:=[Sheet2.E11]" office:value-type="string" office:string-value="RCY-150P">
            <text:p>RCY-150P</text:p>
          </table:table-cell>
        </table:table-row>
        <table:table-row table:style-name="ro1">
          <table:table-cell table:formula="of:=[Sheet2.B12]&amp;&quot;uF&quot;" office:value-type="string" office:string-value="820uF">
            <text:p>820uF</text:p>
          </table:table-cell>
          <table:table-cell table:formula="of:=[Sheet2.A12]&amp;&quot;V&quot;" office:value-type="string" office:string-value="2.5V">
            <text:p>2.5V</text:p>
          </table:table-cell>
          <table:table-cell table:formula="of:=[Sheet2.C12]" office:value-type="string" office:string-value="2SEPC820MY">
            <text:p>2SEPC820MY</text:p>
          </table:table-cell>
          <table:table-cell table:formula="of:=[Sheet2.E12]" office:value-type="string" office:string-value="RCY-150P">
            <text:p>RCY-150P</text:p>
          </table:table-cell>
        </table:table-row>
        <table:table-row table:style-name="ro1">
          <table:table-cell table:formula="of:=[Sheet2.B13]&amp;&quot;uF&quot;" office:value-type="string" office:string-value="820uF">
            <text:p>820uF</text:p>
          </table:table-cell>
          <table:table-cell table:formula="of:=[Sheet2.A13]&amp;&quot;V&quot;" office:value-type="string" office:string-value="2.5V">
            <text:p>2.5V</text:p>
          </table:table-cell>
          <table:table-cell table:formula="of:=[Sheet2.C13]" office:value-type="string" office:string-value="2R5SEPC820M">
            <text:p>2R5SEPC820M</text:p>
          </table:table-cell>
          <table:table-cell table:formula="of:=[Sheet2.E13]" office:value-type="string" office:string-value="RCY-100P">
            <text:p>RCY-100P</text:p>
          </table:table-cell>
        </table:table-row>
        <table:table-row table:style-name="ro1">
          <table:table-cell table:formula="of:=[Sheet2.B14]&amp;&quot;uF&quot;" office:value-type="string" office:string-value="1000uF">
            <text:p>1000uF</text:p>
          </table:table-cell>
          <table:table-cell table:formula="of:=[Sheet2.A14]&amp;&quot;V&quot;" office:value-type="string" office:string-value="2.5V">
            <text:p>2.5V</text:p>
          </table:table-cell>
          <table:table-cell table:formula="of:=[Sheet2.C14]" office:value-type="string" office:string-value="2SEPC1000MX">
            <text:p>2SEPC1000MX</text:p>
          </table:table-cell>
          <table:table-cell table:formula="of:=[Sheet2.E14]" office:value-type="string" office:string-value="RCY-150P">
            <text:p>RCY-150P</text:p>
          </table:table-cell>
        </table:table-row>
        <table:table-row table:style-name="ro1">
          <table:table-cell table:formula="of:=[Sheet2.B15]&amp;&quot;uF&quot;" office:value-type="string" office:string-value="2700uF">
            <text:p>2700uF</text:p>
          </table:table-cell>
          <table:table-cell table:formula="of:=[Sheet2.A15]&amp;&quot;V&quot;" office:value-type="string" office:string-value="2.5V">
            <text:p>2.5V</text:p>
          </table:table-cell>
          <table:table-cell table:formula="of:=[Sheet2.C15]" office:value-type="string" office:string-value="2SEPC2700M">
            <text:p>2SEPC2700M</text:p>
          </table:table-cell>
          <table:table-cell table:formula="of:=[Sheet2.E15]" office:value-type="string" office:string-value="RCY-200P">
            <text:p>RCY-200P</text:p>
          </table:table-cell>
        </table:table-row>
        <table:table-row table:style-name="ro1">
          <table:table-cell table:formula="of:=[Sheet2.B16]&amp;&quot;uF&quot;" office:value-type="string" office:string-value="560uF">
            <text:p>560uF</text:p>
          </table:table-cell>
          <table:table-cell table:formula="of:=[Sheet2.A16]&amp;&quot;V&quot;" office:value-type="string" office:string-value="4V">
            <text:p>4V</text:p>
          </table:table-cell>
          <table:table-cell table:formula="of:=[Sheet2.C16]" office:value-type="string" office:string-value="4SEPC560MW">
            <text:p>4SEPC560MW</text:p>
          </table:table-cell>
          <table:table-cell table:formula="of:=[Sheet2.E16]" office:value-type="string" office:string-value="RCY-100P">
            <text:p>RCY-100P</text:p>
          </table:table-cell>
        </table:table-row>
        <table:table-row table:style-name="ro1">
          <table:table-cell table:formula="of:=[Sheet2.B17]&amp;&quot;uF&quot;" office:value-type="string" office:string-value="560uF">
            <text:p>560uF</text:p>
          </table:table-cell>
          <table:table-cell table:formula="of:=[Sheet2.A17]&amp;&quot;V&quot;" office:value-type="string" office:string-value="4V">
            <text:p>4V</text:p>
          </table:table-cell>
          <table:table-cell table:formula="of:=[Sheet2.C17]" office:value-type="string" office:string-value="4SEPC560MX">
            <text:p>4SEPC560MX</text:p>
          </table:table-cell>
          <table:table-cell table:formula="of:=[Sheet2.E17]" office:value-type="string" office:string-value="RCY-150P">
            <text:p>RCY-150P</text:p>
          </table:table-cell>
        </table:table-row>
        <table:table-row table:style-name="ro1">
          <table:table-cell table:formula="of:=[Sheet2.B18]&amp;&quot;uF&quot;" office:value-type="string" office:string-value="560uF">
            <text:p>560uF</text:p>
          </table:table-cell>
          <table:table-cell table:formula="of:=[Sheet2.A18]&amp;&quot;V&quot;" office:value-type="string" office:string-value="4V">
            <text:p>4V</text:p>
          </table:table-cell>
          <table:table-cell table:formula="of:=[Sheet2.C18]" office:value-type="string" office:string-value="4SEPC560M">
            <text:p>4SEPC560M</text:p>
          </table:table-cell>
          <table:table-cell table:formula="of:=[Sheet2.E18]" office:value-type="string" office:string-value="RCY-100P">
            <text:p>RCY-100P</text:p>
          </table:table-cell>
        </table:table-row>
        <table:table-row table:style-name="ro1">
          <table:table-cell table:formula="of:=[Sheet2.B19]&amp;&quot;uF&quot;" office:value-type="string" office:string-value="680uF">
            <text:p>680uF</text:p>
          </table:table-cell>
          <table:table-cell table:formula="of:=[Sheet2.A19]&amp;&quot;V&quot;" office:value-type="string" office:string-value="4V">
            <text:p>4V</text:p>
          </table:table-cell>
          <table:table-cell table:formula="of:=[Sheet2.C19]" office:value-type="string" office:string-value="4SEPC680M">
            <text:p>4SEPC680M</text:p>
          </table:table-cell>
          <table:table-cell table:formula="of:=[Sheet2.E19]" office:value-type="string" office:string-value="RCY-100P">
            <text:p>RCY-100P</text:p>
          </table:table-cell>
        </table:table-row>
        <table:table-row table:style-name="ro1">
          <table:table-cell table:formula="of:=[Sheet2.B20]&amp;&quot;uF&quot;" office:value-type="string" office:string-value="820uF">
            <text:p>820uF</text:p>
          </table:table-cell>
          <table:table-cell table:formula="of:=[Sheet2.A20]&amp;&quot;V&quot;" office:value-type="string" office:string-value="4V">
            <text:p>4V</text:p>
          </table:table-cell>
          <table:table-cell table:formula="of:=[Sheet2.C20]" office:value-type="string" office:string-value="4SEPC820M">
            <text:p>4SEPC820M</text:p>
          </table:table-cell>
          <table:table-cell table:formula="of:=[Sheet2.E20]" office:value-type="string" office:string-value="RCY-200P">
            <text:p>RCY-200P</text:p>
          </table:table-cell>
        </table:table-row>
        <table:table-row table:style-name="ro1">
          <table:table-cell table:formula="of:=[Sheet2.B21]&amp;&quot;uF&quot;" office:value-type="string" office:string-value="220uF">
            <text:p>220uF</text:p>
          </table:table-cell>
          <table:table-cell table:formula="of:=[Sheet2.A21]&amp;&quot;V&quot;" office:value-type="string" office:string-value="6.3V">
            <text:p>6.3V</text:p>
          </table:table-cell>
          <table:table-cell table:formula="of:=[Sheet2.C21]" office:value-type="string" office:string-value="6SEPC220M">
            <text:p>6SEPC220M</text:p>
          </table:table-cell>
          <table:table-cell table:formula="of:=[Sheet2.E21]" office:value-type="string" office:string-value="RCY-100P">
            <text:p>RCY-100P</text:p>
          </table:table-cell>
        </table:table-row>
        <table:table-row table:style-name="ro1">
          <table:table-cell table:formula="of:=[Sheet2.B22]&amp;&quot;uF&quot;" office:value-type="string" office:string-value="470uF">
            <text:p>470uF</text:p>
          </table:table-cell>
          <table:table-cell table:formula="of:=[Sheet2.A22]&amp;&quot;V&quot;" office:value-type="string" office:string-value="6.3V">
            <text:p>6.3V</text:p>
          </table:table-cell>
          <table:table-cell table:formula="of:=[Sheet2.C22]" office:value-type="string" office:string-value="6SEPC470MW">
            <text:p>6SEPC470MW</text:p>
          </table:table-cell>
          <table:table-cell table:formula="of:=[Sheet2.E22]" office:value-type="string" office:string-value="RCY-100P">
            <text:p>RCY-100P</text:p>
          </table:table-cell>
        </table:table-row>
        <table:table-row table:style-name="ro1">
          <table:table-cell table:formula="of:=[Sheet2.B23]&amp;&quot;uF&quot;" office:value-type="string" office:string-value="470uF">
            <text:p>470uF</text:p>
          </table:table-cell>
          <table:table-cell table:formula="of:=[Sheet2.A23]&amp;&quot;V&quot;" office:value-type="string" office:string-value="6.3V">
            <text:p>6.3V</text:p>
          </table:table-cell>
          <table:table-cell table:formula="of:=[Sheet2.C23]" office:value-type="string" office:string-value="6SEPC470MX">
            <text:p>6SEPC470MX</text:p>
          </table:table-cell>
          <table:table-cell table:formula="of:=[Sheet2.E23]" office:value-type="string" office:string-value="RCY-150P">
            <text:p>RCY-150P</text:p>
          </table:table-cell>
        </table:table-row>
        <table:table-row table:style-name="ro1">
          <table:table-cell table:formula="of:=[Sheet2.B24]&amp;&quot;uF&quot;" office:value-type="string" office:string-value="470uF">
            <text:p>470uF</text:p>
          </table:table-cell>
          <table:table-cell table:formula="of:=[Sheet2.A24]&amp;&quot;V&quot;" office:value-type="string" office:string-value="6.3V">
            <text:p>6.3V</text:p>
          </table:table-cell>
          <table:table-cell table:formula="of:=[Sheet2.C24]" office:value-type="string" office:string-value="6SEPC470M">
            <text:p>6SEPC470M</text:p>
          </table:table-cell>
          <table:table-cell table:formula="of:=[Sheet2.E24]" office:value-type="string" office:string-value="RCY-100P">
            <text:p>RCY-100P</text:p>
          </table:table-cell>
        </table:table-row>
        <table:table-row table:style-name="ro1">
          <table:table-cell table:formula="of:=[Sheet2.B25]&amp;&quot;uF&quot;" office:value-type="string" office:string-value="560uF">
            <text:p>560uF</text:p>
          </table:table-cell>
          <table:table-cell table:formula="of:=[Sheet2.A25]&amp;&quot;V&quot;" office:value-type="string" office:string-value="6.3V">
            <text:p>6.3V</text:p>
          </table:table-cell>
          <table:table-cell table:formula="of:=[Sheet2.C25]" office:value-type="string" office:string-value="6SEPC560MW">
            <text:p>6SEPC560MW</text:p>
          </table:table-cell>
          <table:table-cell table:formula="of:=[Sheet2.E25]" office:value-type="string" office:string-value="RCY-100P">
            <text:p>RCY-100P</text:p>
          </table:table-cell>
        </table:table-row>
        <table:table-row table:style-name="ro1">
          <table:table-cell table:formula="of:=[Sheet2.B26]&amp;&quot;uF&quot;" office:value-type="string" office:string-value="560uF">
            <text:p>560uF</text:p>
          </table:table-cell>
          <table:table-cell table:formula="of:=[Sheet2.A26]&amp;&quot;V&quot;" office:value-type="string" office:string-value="6.3V">
            <text:p>6.3V</text:p>
          </table:table-cell>
          <table:table-cell table:formula="of:=[Sheet2.C26]" office:value-type="string" office:string-value="6SEPC560MX">
            <text:p>6SEPC560MX</text:p>
          </table:table-cell>
          <table:table-cell table:formula="of:=[Sheet2.E26]" office:value-type="string" office:string-value="RCY-150P">
            <text:p>RCY-150P</text:p>
          </table:table-cell>
        </table:table-row>
        <table:table-row table:style-name="ro1">
          <table:table-cell table:formula="of:=[Sheet2.B27]&amp;&quot;uF&quot;" office:value-type="string" office:string-value="680uF">
            <text:p>680uF</text:p>
          </table:table-cell>
          <table:table-cell table:formula="of:=[Sheet2.A27]&amp;&quot;V&quot;" office:value-type="string" office:string-value="6.3V">
            <text:p>6.3V</text:p>
          </table:table-cell>
          <table:table-cell table:formula="of:=[Sheet2.C27]" office:value-type="string" office:string-value="6SEPC680M">
            <text:p>6SEPC680M</text:p>
          </table:table-cell>
          <table:table-cell table:formula="of:=[Sheet2.E27]" office:value-type="string" office:string-value="RCY-200P">
            <text:p>RCY-200P</text:p>
          </table:table-cell>
        </table:table-row>
        <table:table-row table:style-name="ro1">
          <table:table-cell table:formula="of:=[Sheet2.B28]&amp;&quot;uF&quot;" office:value-type="string" office:string-value="1000uF">
            <text:p>1000uF</text:p>
          </table:table-cell>
          <table:table-cell table:formula="of:=[Sheet2.A28]&amp;&quot;V&quot;" office:value-type="string" office:string-value="6.3V">
            <text:p>6.3V</text:p>
          </table:table-cell>
          <table:table-cell table:formula="of:=[Sheet2.C28]" office:value-type="string" office:string-value="6SEPC1000MD">
            <text:p>6SEPC1000MD</text:p>
          </table:table-cell>
          <table:table-cell table:formula="of:=[Sheet2.E28]" office:value-type="string" office:string-value="RCY-150P">
            <text:p>RCY-150P</text:p>
          </table:table-cell>
        </table:table-row>
        <table:table-row table:style-name="ro1">
          <table:table-cell table:formula="of:=[Sheet2.B29]&amp;&quot;uF&quot;" office:value-type="string" office:string-value="1500uF">
            <text:p>1500uF</text:p>
          </table:table-cell>
          <table:table-cell table:formula="of:=[Sheet2.A29]&amp;&quot;V&quot;" office:value-type="string" office:string-value="6.3V">
            <text:p>6.3V</text:p>
          </table:table-cell>
          <table:table-cell table:formula="of:=[Sheet2.C29]" office:value-type="string" office:string-value="6SEPC1500M">
            <text:p>6SEPC1500M</text:p>
          </table:table-cell>
          <table:table-cell table:formula="of:=[Sheet2.E29]" office:value-type="string" office:string-value="RCY-200P">
            <text:p>RCY-200P</text:p>
          </table:table-cell>
        </table:table-row>
        <table:table-row table:style-name="ro1">
          <table:table-cell table:formula="of:=[Sheet2.B30]&amp;&quot;uF&quot;" office:value-type="string" office:string-value="270uF">
            <text:p>270uF</text:p>
          </table:table-cell>
          <table:table-cell table:formula="of:=[Sheet2.A30]&amp;&quot;V&quot;" office:value-type="string" office:string-value="10V">
            <text:p>10V</text:p>
          </table:table-cell>
          <table:table-cell table:formula="of:=[Sheet2.C30]" office:value-type="string" office:string-value="10SEPC270MD">
            <text:p>10SEPC270MD</text:p>
          </table:table-cell>
          <table:table-cell table:formula="of:=[Sheet2.E30]" office:value-type="string" office:string-value="RCY-150P">
            <text:p>RCY-150P</text:p>
          </table:table-cell>
        </table:table-row>
        <table:table-row table:style-name="ro1">
          <table:table-cell table:formula="of:=[Sheet2.B31]&amp;&quot;uF&quot;" office:value-type="string" office:string-value="100uF">
            <text:p>100uF</text:p>
          </table:table-cell>
          <table:table-cell table:formula="of:=[Sheet2.A31]&amp;&quot;V&quot;" office:value-type="string" office:string-value="16V">
            <text:p>16V</text:p>
          </table:table-cell>
          <table:table-cell table:formula="of:=[Sheet2.C31]" office:value-type="string" office:string-value="16SEPC100M">
            <text:p>16SEPC100M</text:p>
          </table:table-cell>
          <table:table-cell table:formula="of:=[Sheet2.E31]" office:value-type="string" office:string-value="RCY-100P">
            <text:p>RCY-100P</text:p>
          </table:table-cell>
        </table:table-row>
        <table:table-row table:style-name="ro1">
          <table:table-cell table:formula="of:=[Sheet2.B32]&amp;&quot;uF&quot;" office:value-type="string" office:string-value="100uF">
            <text:p>100uF</text:p>
          </table:table-cell>
          <table:table-cell table:formula="of:=[Sheet2.A32]&amp;&quot;V&quot;" office:value-type="string" office:string-value="16V">
            <text:p>16V</text:p>
          </table:table-cell>
          <table:table-cell table:formula="of:=[Sheet2.C32]" office:value-type="string" office:string-value="16SEPC100MW">
            <text:p>16SEPC100MW</text:p>
          </table:table-cell>
          <table:table-cell table:formula="of:=[Sheet2.E32]" office:value-type="string" office:string-value="RCY-100P">
            <text:p>RCY-100P</text:p>
          </table:table-cell>
        </table:table-row>
        <table:table-row table:style-name="ro1">
          <table:table-cell table:formula="of:=[Sheet2.B33]&amp;&quot;uF&quot;" office:value-type="string" office:string-value="150uF">
            <text:p>150uF</text:p>
          </table:table-cell>
          <table:table-cell table:formula="of:=[Sheet2.A33]&amp;&quot;V&quot;" office:value-type="string" office:string-value="16V">
            <text:p>16V</text:p>
          </table:table-cell>
          <table:table-cell table:formula="of:=[Sheet2.C33]" office:value-type="string" office:string-value="16SEPC150MD">
            <text:p>16SEPC150MD</text:p>
          </table:table-cell>
          <table:table-cell table:formula="of:=[Sheet2.E33]" office:value-type="string" office:string-value="RCY-150P">
            <text:p>RCY-150P</text:p>
          </table:table-cell>
        </table:table-row>
        <table:table-row table:style-name="ro1">
          <table:table-cell table:formula="of:=[Sheet2.B34]&amp;&quot;uF&quot;" office:value-type="string" office:string-value="180uF">
            <text:p>180uF</text:p>
          </table:table-cell>
          <table:table-cell table:formula="of:=[Sheet2.A34]&amp;&quot;V&quot;" office:value-type="string" office:string-value="16V">
            <text:p>16V</text:p>
          </table:table-cell>
          <table:table-cell table:formula="of:=[Sheet2.C34]" office:value-type="string" office:string-value="16SEPC180MX">
            <text:p>16SEPC180MX</text:p>
          </table:table-cell>
          <table:table-cell table:formula="of:=[Sheet2.E34]" office:value-type="string" office:string-value="RCY-150P">
            <text:p>RCY-150P</text:p>
          </table:table-cell>
        </table:table-row>
        <table:table-row table:style-name="ro1">
          <table:table-cell table:formula="of:=[Sheet2.B35]&amp;&quot;uF&quot;" office:value-type="string" office:string-value="180uF">
            <text:p>180uF</text:p>
          </table:table-cell>
          <table:table-cell table:formula="of:=[Sheet2.A35]&amp;&quot;V&quot;" office:value-type="string" office:string-value="16V">
            <text:p>16V</text:p>
          </table:table-cell>
          <table:table-cell table:formula="of:=[Sheet2.C35]" office:value-type="string" office:string-value="16SEPC180M">
            <text:p>16SEPC180M</text:p>
          </table:table-cell>
          <table:table-cell table:formula="of:=[Sheet2.E35]" office:value-type="string" office:string-value="RCY-100P">
            <text:p>RCY-100P</text:p>
          </table:table-cell>
        </table:table-row>
        <table:table-row table:style-name="ro1">
          <table:table-cell table:formula="of:=[Sheet2.B36]&amp;&quot;uF&quot;" office:value-type="string" office:string-value="220uF">
            <text:p>220uF</text:p>
          </table:table-cell>
          <table:table-cell table:formula="of:=[Sheet2.A36]&amp;&quot;V&quot;" office:value-type="string" office:string-value="16V">
            <text:p>16V</text:p>
          </table:table-cell>
          <table:table-cell table:formula="of:=[Sheet2.C36]" office:value-type="string" office:string-value="16SEPC220MD">
            <text:p>16SEPC220MD</text:p>
          </table:table-cell>
          <table:table-cell table:formula="of:=[Sheet2.E36]" office:value-type="string" office:string-value="RCY-150P">
            <text:p>RCY-150P</text:p>
          </table:table-cell>
        </table:table-row>
        <table:table-row table:style-name="ro1">
          <table:table-cell table:formula="of:=[Sheet2.B37]&amp;&quot;uF&quot;" office:value-type="string" office:string-value="270uF">
            <text:p>270uF</text:p>
          </table:table-cell>
          <table:table-cell table:formula="of:=[Sheet2.A37]&amp;&quot;V&quot;" office:value-type="string" office:string-value="16V">
            <text:p>16V</text:p>
          </table:table-cell>
          <table:table-cell table:formula="of:=[Sheet2.C37]" office:value-type="string" office:string-value="16SEPC270MX">
            <text:p>16SEPC270MX</text:p>
          </table:table-cell>
          <table:table-cell table:formula="of:=[Sheet2.E37]" office:value-type="string" office:string-value="RCY-150P">
            <text:p>RCY-150P</text:p>
          </table:table-cell>
        </table:table-row>
        <table:table-row table:style-name="ro1">
          <table:table-cell table:formula="of:=[Sheet2.B38]&amp;&quot;uF&quot;" office:value-type="string" office:string-value="270uF">
            <text:p>270uF</text:p>
          </table:table-cell>
          <table:table-cell table:formula="of:=[Sheet2.A38]&amp;&quot;V&quot;" office:value-type="string" office:string-value="16V">
            <text:p>16V</text:p>
          </table:table-cell>
          <table:table-cell table:formula="of:=[Sheet2.C38]" office:value-type="string" office:string-value="16SEPC270M">
            <text:p>16SEPC270M</text:p>
          </table:table-cell>
          <table:table-cell table:formula="of:=[Sheet2.E38]" office:value-type="string" office:string-value="RCY-100P">
            <text:p>RCY-100P</text:p>
          </table:table-cell>
        </table:table-row>
        <table:table-row table:style-name="ro1">
          <table:table-cell table:formula="of:=[Sheet2.B39]&amp;&quot;uF&quot;" office:value-type="string" office:string-value="470uF">
            <text:p>470uF</text:p>
          </table:table-cell>
          <table:table-cell table:formula="of:=[Sheet2.A39]&amp;&quot;V&quot;" office:value-type="string" office:string-value="16V">
            <text:p>16V</text:p>
          </table:table-cell>
          <table:table-cell table:formula="of:=[Sheet2.C39]" office:value-type="string" office:string-value="16SEPC470M">
            <text:p>16SEPC470M</text:p>
          </table:table-cell>
          <table:table-cell table:formula="of:=[Sheet2.E39]" office:value-type="string" office:string-value="RCY-200P">
            <text:p>RCY-200P</text:p>
          </table:table-cell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float" office:value="2.5">
            <text:p>2.5</text:p>
          </table:table-cell>
          <table:table-cell office:value-type="float" office:value="100">
            <text:p>100</text:p>
          </table:table-cell>
          <table:table-cell office:value-type="string">
            <text:p>2SEPC100MZ</text:p>
          </table:table-cell>
          <table:table-cell office:value-type="string">
            <text:p>B9</text:p>
          </table:table-cell>
          <table:table-cell table:style-name="ce2" table:formula="of:=VLOOKUP([.D1];[Sheet3.$B$7:.$H$15];7;1)" office:value-type="string" office:string-value="RCY-080P">
            <text:p>RCY-08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30">
            <text:p>330</text:p>
          </table:table-cell>
          <table:table-cell office:value-type="string">
            <text:p>2SEPC330MZ</text:p>
          </table:table-cell>
          <table:table-cell office:value-type="string">
            <text:p>B9</text:p>
          </table:table-cell>
          <table:table-cell table:style-name="ce2" table:formula="of:=VLOOKUP([.D2];[Sheet3.$B$7:.$H$15];7;1)" office:value-type="string" office:string-value="RCY-080P">
            <text:p>RCY-08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90">
            <text:p>390</text:p>
          </table:table-cell>
          <table:table-cell office:value-type="string">
            <text:p>2SEPC390M</text:p>
          </table:table-cell>
          <table:table-cell office:value-type="string">
            <text:p>C6</text:p>
          </table:table-cell>
          <table:table-cell table:style-name="ce2" table:formula="of:=VLOOKUP([.D3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470">
            <text:p>470</text:p>
          </table:table-cell>
          <table:table-cell office:value-type="string">
            <text:p>2SEPC470MZ</text:p>
          </table:table-cell>
          <table:table-cell office:value-type="string">
            <text:p>BP</text:p>
          </table:table-cell>
          <table:table-cell table:style-name="ce2" table:formula="of:=VLOOKUP([.D4];[Sheet3.$B$7:.$H$15];7;1)" office:value-type="string" office:string-value="RCY-080P">
            <text:p>RCY-08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60">
            <text:p>560</text:p>
          </table:table-cell>
          <table:table-cell office:value-type="string">
            <text:p>2SEPC560MZ</text:p>
          </table:table-cell>
          <table:table-cell office:value-type="string">
            <text:p>BP</text:p>
          </table:table-cell>
          <table:table-cell table:style-name="ce2" table:formula="of:=VLOOKUP([.D5];[Sheet3.$B$7:.$H$15];7;1)" office:value-type="string" office:string-value="RCY-080P">
            <text:p>RCY-08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60">
            <text:p>560</text:p>
          </table:table-cell>
          <table:table-cell office:value-type="string">
            <text:p>2SEPC560M</text:p>
          </table:table-cell>
          <table:table-cell office:value-type="string">
            <text:p>C6</text:p>
          </table:table-cell>
          <table:table-cell table:style-name="ce2" table:formula="of:=VLOOKUP([.D6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60">
            <text:p>560</text:p>
          </table:table-cell>
          <table:table-cell office:value-type="string">
            <text:p>2SEPC560MW</text:p>
          </table:table-cell>
          <table:table-cell office:value-type="string">
            <text:p>C9</text:p>
          </table:table-cell>
          <table:table-cell table:style-name="ce2" table:formula="of:=VLOOKUP([.D7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60">
            <text:p>560</text:p>
          </table:table-cell>
          <table:table-cell office:value-type="string">
            <text:p>2SEPC560MX</text:p>
          </table:table-cell>
          <table:table-cell office:value-type="string">
            <text:p>E9</text:p>
          </table:table-cell>
          <table:table-cell table:style-name="ce2" table:formula="of:=VLOOKUP([.D8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20">
            <text:p>820</text:p>
          </table:table-cell>
          <table:table-cell office:value-type="string">
            <text:p>2SEPC820MW</text:p>
          </table:table-cell>
          <table:table-cell office:value-type="string">
            <text:p>C9</text:p>
          </table:table-cell>
          <table:table-cell table:style-name="ce2" table:formula="of:=VLOOKUP([.D9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20">
            <text:p>820</text:p>
          </table:table-cell>
          <table:table-cell office:value-type="string">
            <text:p>2SEPC820MD</text:p>
          </table:table-cell>
          <table:table-cell office:value-type="string">
            <text:p>E7</text:p>
          </table:table-cell>
          <table:table-cell table:style-name="ce2" table:formula="of:=VLOOKUP([.D10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20">
            <text:p>820</text:p>
          </table:table-cell>
          <table:table-cell office:value-type="string">
            <text:p>2SEPC820MX</text:p>
          </table:table-cell>
          <table:table-cell office:value-type="string">
            <text:p>E9</text:p>
          </table:table-cell>
          <table:table-cell table:style-name="ce2" table:formula="of:=VLOOKUP([.D11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20">
            <text:p>820</text:p>
          </table:table-cell>
          <table:table-cell office:value-type="string">
            <text:p>2SEPC820MY</text:p>
          </table:table-cell>
          <table:table-cell office:value-type="string">
            <text:p>E9</text:p>
          </table:table-cell>
          <table:table-cell table:style-name="ce2" table:formula="of:=VLOOKUP([.D12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20">
            <text:p>820</text:p>
          </table:table-cell>
          <table:table-cell office:value-type="string">
            <text:p>2R5SEPC820M</text:p>
          </table:table-cell>
          <table:table-cell office:value-type="string">
            <text:p>E13</text:p>
          </table:table-cell>
          <table:table-cell table:style-name="ce2" table:formula="of:=VLOOKUP([.D13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000">
            <text:p>1000</text:p>
          </table:table-cell>
          <table:table-cell office:value-type="string">
            <text:p>2SEPC1000MX</text:p>
          </table:table-cell>
          <table:table-cell office:value-type="string">
            <text:p>E9</text:p>
          </table:table-cell>
          <table:table-cell table:style-name="ce2" table:formula="of:=VLOOKUP([.D14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0">
            <text:p>2700</text:p>
          </table:table-cell>
          <table:table-cell office:value-type="string">
            <text:p>2SEPC2700M</text:p>
          </table:table-cell>
          <table:table-cell office:value-type="string">
            <text:p>F13</text:p>
          </table:table-cell>
          <table:table-cell table:style-name="ce2" table:formula="of:=VLOOKUP([.D15];[Sheet3.$B$7:.$H$15];7;1)" office:value-type="string" office:string-value="RCY-200P">
            <text:p>RCY-200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string">
            <text:p>4SEPC560MW</text:p>
          </table:table-cell>
          <table:table-cell office:value-type="string">
            <text:p>C9</text:p>
          </table:table-cell>
          <table:table-cell table:style-name="ce2" table:formula="of:=VLOOKUP([.D16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string">
            <text:p>4SEPC560MX</text:p>
          </table:table-cell>
          <table:table-cell office:value-type="string">
            <text:p>E9</text:p>
          </table:table-cell>
          <table:table-cell table:style-name="ce2" table:formula="of:=VLOOKUP([.D17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string">
            <text:p>4SEPC560M</text:p>
          </table:table-cell>
          <table:table-cell office:value-type="string">
            <text:p>E13</text:p>
          </table:table-cell>
          <table:table-cell table:style-name="ce2" table:formula="of:=VLOOKUP([.D18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80">
            <text:p>680</text:p>
          </table:table-cell>
          <table:table-cell office:value-type="string">
            <text:p>4SEPC680M</text:p>
          </table:table-cell>
          <table:table-cell office:value-type="string">
            <text:p>E13</text:p>
          </table:table-cell>
          <table:table-cell table:style-name="ce2" table:formula="of:=VLOOKUP([.D19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20">
            <text:p>820</text:p>
          </table:table-cell>
          <table:table-cell table:style-name="ce3" office:value-type="string">
            <text:p>4SEPC820M</text:p>
          </table:table-cell>
          <table:table-cell office:value-type="string">
            <text:p>F13</text:p>
          </table:table-cell>
          <table:table-cell table:style-name="ce2" table:formula="of:=VLOOKUP([.D20];[Sheet3.$B$7:.$H$15];7;1)" office:value-type="string" office:string-value="RCY-200P">
            <text:p>RCY-20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220">
            <text:p>220</text:p>
          </table:table-cell>
          <table:table-cell office:value-type="string">
            <text:p>6SEPC220M</text:p>
          </table:table-cell>
          <table:table-cell office:value-type="string">
            <text:p>C55</text:p>
          </table:table-cell>
          <table:table-cell table:style-name="ce2" table:formula="of:=VLOOKUP([.D21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470">
            <text:p>470</text:p>
          </table:table-cell>
          <table:table-cell office:value-type="string">
            <text:p>6SEPC470MW</text:p>
          </table:table-cell>
          <table:table-cell office:value-type="string">
            <text:p>C9</text:p>
          </table:table-cell>
          <table:table-cell table:style-name="ce2" table:formula="of:=VLOOKUP([.D22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470">
            <text:p>470</text:p>
          </table:table-cell>
          <table:table-cell office:value-type="string">
            <text:p>6SEPC470MX</text:p>
          </table:table-cell>
          <table:table-cell office:value-type="string">
            <text:p>E9</text:p>
          </table:table-cell>
          <table:table-cell table:style-name="ce2" table:formula="of:=VLOOKUP([.D23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470">
            <text:p>470</text:p>
          </table:table-cell>
          <table:table-cell office:value-type="string">
            <text:p>6SEPC470M</text:p>
          </table:table-cell>
          <table:table-cell office:value-type="string">
            <text:p>E13</text:p>
          </table:table-cell>
          <table:table-cell table:style-name="ce2" table:formula="of:=VLOOKUP([.D24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560">
            <text:p>560</text:p>
          </table:table-cell>
          <table:table-cell office:value-type="string">
            <text:p>6SEPC560MW</text:p>
          </table:table-cell>
          <table:table-cell office:value-type="string">
            <text:p>C9</text:p>
          </table:table-cell>
          <table:table-cell table:style-name="ce2" table:formula="of:=VLOOKUP([.D25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560">
            <text:p>560</text:p>
          </table:table-cell>
          <table:table-cell office:value-type="string">
            <text:p>6SEPC560MX</text:p>
          </table:table-cell>
          <table:table-cell office:value-type="string">
            <text:p>E9</text:p>
          </table:table-cell>
          <table:table-cell table:style-name="ce2" table:formula="of:=VLOOKUP([.D26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680">
            <text:p>680</text:p>
          </table:table-cell>
          <table:table-cell office:value-type="string">
            <text:p>6SEPC680M</text:p>
          </table:table-cell>
          <table:table-cell office:value-type="string">
            <text:p>F13</text:p>
          </table:table-cell>
          <table:table-cell table:style-name="ce2" table:formula="of:=VLOOKUP([.D27];[Sheet3.$B$7:.$H$15];7;1)" office:value-type="string" office:string-value="RCY-200P">
            <text:p>RCY-20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1000">
            <text:p>1000</text:p>
          </table:table-cell>
          <table:table-cell office:value-type="string">
            <text:p>6SEPC1000MD</text:p>
          </table:table-cell>
          <table:table-cell office:value-type="string">
            <text:p>E7</text:p>
          </table:table-cell>
          <table:table-cell table:style-name="ce2" table:formula="of:=VLOOKUP([.D28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style-name="ce2" office:value-type="float" office:value="1500">
            <text:p>1500</text:p>
          </table:table-cell>
          <table:table-cell office:value-type="string">
            <text:p>6SEPC1500M</text:p>
          </table:table-cell>
          <table:table-cell office:value-type="string">
            <text:p>F13</text:p>
          </table:table-cell>
          <table:table-cell table:style-name="ce2" table:formula="of:=VLOOKUP([.D29];[Sheet3.$B$7:.$H$15];7;1)" office:value-type="string" office:string-value="RCY-200P">
            <text:p>RCY-200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270">
            <text:p>270</text:p>
          </table:table-cell>
          <table:table-cell office:value-type="string">
            <text:p>10SEPC270MD</text:p>
          </table:table-cell>
          <table:table-cell office:value-type="string">
            <text:p>E7</text:p>
          </table:table-cell>
          <table:table-cell table:style-name="ce2" table:formula="of:=VLOOKUP([.D30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100">
            <text:p>100</text:p>
          </table:table-cell>
          <table:table-cell office:value-type="string">
            <text:p>16SEPC100M</text:p>
          </table:table-cell>
          <table:table-cell office:value-type="string">
            <text:p>C6</text:p>
          </table:table-cell>
          <table:table-cell table:style-name="ce2" table:formula="of:=VLOOKUP([.D31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100">
            <text:p>100</text:p>
          </table:table-cell>
          <table:table-cell office:value-type="string">
            <text:p>16SEPC100MW</text:p>
          </table:table-cell>
          <table:table-cell office:value-type="string">
            <text:p>C9</text:p>
          </table:table-cell>
          <table:table-cell table:style-name="ce2" table:formula="of:=VLOOKUP([.D32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150">
            <text:p>150</text:p>
          </table:table-cell>
          <table:table-cell office:value-type="string">
            <text:p>16SEPC150MD</text:p>
          </table:table-cell>
          <table:table-cell office:value-type="string">
            <text:p>E7</text:p>
          </table:table-cell>
          <table:table-cell table:style-name="ce2" table:formula="of:=VLOOKUP([.D33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180">
            <text:p>180</text:p>
          </table:table-cell>
          <table:table-cell office:value-type="string">
            <text:p>16SEPC180MX</text:p>
          </table:table-cell>
          <table:table-cell office:value-type="string">
            <text:p>E9</text:p>
          </table:table-cell>
          <table:table-cell table:style-name="ce2" table:formula="of:=VLOOKUP([.D34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180">
            <text:p>180</text:p>
          </table:table-cell>
          <table:table-cell office:value-type="string">
            <text:p>16SEPC180M</text:p>
          </table:table-cell>
          <table:table-cell office:value-type="string">
            <text:p>E12</text:p>
          </table:table-cell>
          <table:table-cell table:style-name="ce2" table:formula="of:=VLOOKUP([.D35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220">
            <text:p>220</text:p>
          </table:table-cell>
          <table:table-cell office:value-type="string">
            <text:p>16SEPC220MD</text:p>
          </table:table-cell>
          <table:table-cell office:value-type="string">
            <text:p>E7</text:p>
          </table:table-cell>
          <table:table-cell table:style-name="ce2" table:formula="of:=VLOOKUP([.D36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270">
            <text:p>270</text:p>
          </table:table-cell>
          <table:table-cell office:value-type="string">
            <text:p>16SEPC270MX</text:p>
          </table:table-cell>
          <table:table-cell office:value-type="string">
            <text:p>E9</text:p>
          </table:table-cell>
          <table:table-cell table:style-name="ce2" table:formula="of:=VLOOKUP([.D37];[Sheet3.$B$7:.$H$15];7;1)" office:value-type="string" office:string-value="RCY-150P">
            <text:p>RCY-15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270">
            <text:p>270</text:p>
          </table:table-cell>
          <table:table-cell office:value-type="string">
            <text:p>16SEPC270M</text:p>
          </table:table-cell>
          <table:table-cell office:value-type="string">
            <text:p>E12</text:p>
          </table:table-cell>
          <table:table-cell table:style-name="ce2" table:formula="of:=VLOOKUP([.D38];[Sheet3.$B$7:.$H$15];7;1)" office:value-type="string" office:string-value="RCY-100P">
            <text:p>RCY-100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470">
            <text:p>470</text:p>
          </table:table-cell>
          <table:table-cell office:value-type="string">
            <text:p>16SEPC470M</text:p>
          </table:table-cell>
          <table:table-cell office:value-type="string">
            <text:p>F13</text:p>
          </table:table-cell>
          <table:table-cell table:style-name="ce2" table:formula="of:=VLOOKUP([.D39];[Sheet3.$B$7:.$H$15];7;1)" office:value-type="string" office:string-value="RCY-200P">
            <text:p>RCY-200P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7" table:number-columns-repeated="5" table:default-cell-style-name="ce1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style-name="ce4" table:formula="of:=[.E7]/25.4" office:value-type="float" office:value="0.078740157480315">
            <text:p>0.079</text:p>
          </table:table-cell>
          <table:table-cell table:style-name="ce2" office:value-type="string">
            <text:p>RCY-080P</text:p>
          </table:table-cell>
        </table:table-row>
        <table:table-row table:style-name="ro1">
          <table:table-cell/>
          <table:table-cell office:value-type="string">
            <text:p>C55</text:p>
          </table:table-cell>
          <table:table-cell office:value-type="float" office:value="6.3">
            <text:p>6.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0.45">
            <text:p>0.45</text:p>
          </table:table-cell>
          <table:table-cell table:style-name="ce4" table:formula="of:=[.E8]/25.4" office:value-type="float" office:value="0.0984251968503937">
            <text:p>0.098</text:p>
          </table:table-cell>
          <table:table-cell table:style-name="ce2" office:value-type="string">
            <text:p>RCY-100P</text:p>
          </table:table-cell>
        </table:table-row>
        <table:table-row table:style-name="ro1">
          <table:table-cell/>
          <table:table-cell office:value-type="string">
            <text:p>C6</text:p>
          </table:table-cell>
          <table:table-cell office:value-type="float" office:value="6.3">
            <text:p>6.3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0.45">
            <text:p>0.45</text:p>
          </table:table-cell>
          <table:table-cell table:style-name="ce4" table:formula="of:=[.E9]/25.4" office:value-type="float" office:value="0.0984251968503937">
            <text:p>0.098</text:p>
          </table:table-cell>
          <table:table-cell table:style-name="ce2" office:value-type="string">
            <text:p>RCY-100P</text:p>
          </table:table-cell>
        </table:table-row>
        <table:table-row table:style-name="ro1">
          <table:table-cell/>
          <table:table-cell office:value-type="string">
            <text:p>C9</text:p>
          </table:table-cell>
          <table:table-cell office:value-type="float" office:value="6.3">
            <text:p>6.3</text:p>
          </table:table-cell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table:style-name="ce4" table:formula="of:=[.E10]/25.4" office:value-type="float" office:value="0.0984251968503937">
            <text:p>0.098</text:p>
          </table:table-cell>
          <table:table-cell table:style-name="ce2" office:value-type="string">
            <text:p>RCY-100P</text:p>
          </table:table-cell>
        </table:table-row>
        <table:table-row table:style-name="ro1">
          <table:table-cell/>
          <table:table-cell office:value-type="string">
            <text:p>E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0.6">
            <text:p>0.6</text:p>
          </table:table-cell>
          <table:table-cell table:style-name="ce4" table:formula="of:=[.E11]/25.4" office:value-type="float" office:value="0.137795275590551">
            <text:p>0.138</text:p>
          </table:table-cell>
          <table:table-cell table:style-name="ce2" office:value-type="string">
            <text:p>RCY-150P</text:p>
          </table:table-cell>
        </table:table-row>
        <table:table-row table:style-name="ro1">
          <table:table-cell/>
          <table:table-cell office:value-type="string">
            <text:p>E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float" office:value="0.6">
            <text:p>0.6</text:p>
          </table:table-cell>
          <table:table-cell table:style-name="ce4" table:formula="of:=[.E12]/25.4" office:value-type="float" office:value="0.137795275590551">
            <text:p>0.138</text:p>
          </table:table-cell>
          <table:table-cell table:style-name="ce2" office:value-type="string">
            <text:p>RCY-150P</text:p>
          </table:table-cell>
        </table:table-row>
        <table:table-row table:style-name="ro1">
          <table:table-cell/>
          <table:table-cell office:value-type="string">
            <text:p>E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.5">
            <text:p>3.5</text:p>
          </table:table-cell>
          <table:table-cell office:value-type="float" office:value="0.6">
            <text:p>0.6</text:p>
          </table:table-cell>
          <table:table-cell table:style-name="ce4" table:formula="of:=[.E13]/25.4" office:value-type="float" office:value="0.137795275590551">
            <text:p>0.138</text:p>
          </table:table-cell>
          <table:table-cell table:style-name="ce2" office:value-type="string">
            <text:p>RCY-150P</text:p>
          </table:table-cell>
        </table:table-row>
        <table:table-row table:style-name="ro1">
          <table:table-cell/>
          <table:table-cell office:value-type="string">
            <text:p>E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office:value-type="float" office:value="0.6">
            <text:p>0.6</text:p>
          </table:table-cell>
          <table:table-cell table:style-name="ce4" table:formula="of:=[.E14]/25.4" office:value-type="float" office:value="0.137795275590551">
            <text:p>0.138</text:p>
          </table:table-cell>
          <table:table-cell table:style-name="ce2" office:value-type="string">
            <text:p>RCY-150P</text:p>
          </table:table-cell>
        </table:table-row>
        <table:table-row table:style-name="ro1">
          <table:table-cell/>
          <table:table-cell office:value-type="string">
            <text:p>F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table:style-name="ce4" table:formula="of:=[.E15]/25.4" office:value-type="float" office:value="0.196850393700787">
            <text:p>0.197</text:p>
          </table:table-cell>
          <table:table-cell table:style-name="ce2" office:value-type="string">
            <text:p>RCY-200P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MDLA+HelveticaLTStd-Roman" svg:font-family="DOMDLA+HelveticaLTStd-Roman" style:font-family-generic="swiss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4:18:46</meta:creation-date>
    <dc:title>Tables</dc:title>
    <dc:date>2018-09-07T12:31:20</dc:date>
    <meta:editing-duration>PT30M57S</meta:editing-duration>
    <meta:editing-cycles>4</meta:editing-cycles>
    <meta:generator>LibreOffice/3.5$Linux_x86 LibreOffice_project/350m1$Build-202</meta:generator>
    <meta:document-statistic meta:table-count="3" meta:cell-count="419" meta:object-count="0"/>
  </office:meta>
</office:document-meta>
</file>